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Heading_20_2">
      <style:paragraph-properties fo:margin-left="0cm" fo:margin-right="0cm" fo:text-indent="0cm" style:auto-text-indent="false"/>
    </style:style>
    <style:style style:name="P5" style:family="paragraph" style:parent-style-name="Heading_20_3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5">
      <style:paragraph-properties fo:margin-left="0cm" fo:margin-right="0cm" fo:text-indent="0cm" style:auto-text-indent="false"/>
    </style:style>
    <style:style style:name="T1" style:family="text">
      <style:text-properties officeooo:rsid="000dbf7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section text:style-name="Sect1" text:name="response-content-container">
        <text:p text:style-name="Horizontal_20_Line"/>
        <text:h text:style-name="P4" text:outline-level="2">📁 <text:span text:style-name="Strong_20_Emphasis">3.1 - Archivar Archivos en la Línea de Comandos</text:span></text:h>
        <text:h text:style-name="P5" text:outline-level="3">Introducción</text:h>
        <text:p text:style-name="P13">El manejo de archivos comprimidos y empaquetados es una tarea fundamental en cualquier sistema operativo basado en Unix/Linux. En la línea de comandos, existen varias herramientas que permiten crear, visualizar y manipular archivos comprimidos y empaquetados.</text:p>
        <text:h text:style-name="P5" text:outline-level="3">Conceptos Clave</text:h>
        <text:list text:style-name="L4">
          <text:list-item>
            <text:p text:style-name="P15"><text:span text:style-name="Strong_20_Emphasis"><text:span text:style-name="Source_20_Text">tar</text:span></text:span><text:span text:style-name="Strong_20_Emphasis"> </text:span>: Herramienta comúnmente usada para agrupar múltiples archivos en un solo archivo (empleado con extensiones como <text:span text:style-name="Source_20_Text">.tar</text:span>, <text:span text:style-name="Source_20_Text">.tar.gz</text:span>, <text:span text:style-name="Source_20_Text">.tar.bz2</text:span>, etc).</text:p>
          </text:list-item>
          <text:list-item>
            <text:p text:style-name="P15"><text:span text:style-name="Strong_20_Emphasis"><text:span text:style-name="Source_20_Text">gzip</text:span></text:span><text:span text:style-name="Strong_20_Emphasis"> / </text:span><text:span text:style-name="Strong_20_Emphasis"><text:span text:style-name="Source_20_Text">gunzip</text:span></text:span><text:span text:style-name="Strong_20_Emphasis"> </text:span>: Compresión rápida y eficiente.</text:p>
          </text:list-item>
          <text:list-item>
            <text:p text:style-name="P15"><text:span text:style-name="Strong_20_Emphasis"><text:span text:style-name="Source_20_Text">bzip2</text:span></text:span><text:span text:style-name="Strong_20_Emphasis"> / </text:span><text:span text:style-name="Strong_20_Emphasis"><text:span text:style-name="Source_20_Text">bunzip2</text:span></text:span><text:span text:style-name="Strong_20_Emphasis"> </text:span>: Compresión más lenta pero mejor relación compresión/tamaño.</text:p>
          </text:list-item>
          <text:list-item>
            <text:p text:style-name="P15"><text:span text:style-name="Strong_20_Emphasis"><text:span text:style-name="Source_20_Text">xz</text:span></text:span><text:span text:style-name="Strong_20_Emphasis"> / </text:span><text:span text:style-name="Strong_20_Emphasis"><text:span text:style-name="Source_20_Text">unxz</text:span></text:span><text:span text:style-name="Strong_20_Emphasis"> </text:span>: Compresión avanzada, ideal para distribuciones oficiales.</text:p>
          </text:list-item>
          <text:list-item>
            <text:p text:style-name="P16"><text:span text:style-name="Strong_20_Emphasis"><text:span text:style-name="Source_20_Text">zip</text:span></text:span><text:span text:style-name="Strong_20_Emphasis"> / </text:span><text:span text:style-name="Strong_20_Emphasis"><text:span text:style-name="Source_20_Text">unzip</text:span></text:span><text:span text:style-name="Strong_20_Emphasis"> </text:span>: Compatible entre sistemas Windows y Linux, útil para compartir archivos.</text:p>
          </text:list-item>
        </text:list>
        <text:h text:style-name="P5" text:outline-level="3">Ejemplos Básicos</text:h>
        <text:p text:style-name="P14"/>
        <text:section text:style-name="Sect1" text:name="code-textarea-68ca3c21-0b8d-454b-8e3b-0dfc933c8822-11">
          <text:p text:style-name="P14"># Empaquetar con tar</text:p>
          <text:p text:style-name="P14">tar -cvf archivo.tar archivo1.txt archivo2.txt</text:p>
          <text:p text:style-name="P14"/>
          <text:p text:style-name="P14"># Comprimir con gzip</text:p>
          <text:p text:style-name="P14">gzip archivo.tar</text:p>
          <text:p text:style-name="P14"/>
          <text:p text:style-name="P14"># Comprimir en .tar.gz en un solo paso</text:p>
          <text:p text:style-name="P14">tar -czvf archivo.tar.gz archivo1.txt archivo2.txt</text:p>
          <text:p text:style-name="P14"/>
          <text:p text:style-name="P14"># Descomprimir .tar.gz</text:p>
          <text:p text:style-name="P14">tar -xzvf archivo.tar.gz</text:p>
        </text:section>
        <text:section text:style-name="Sect1" text:name="plt-canvas-68ca3c21-0b8d-454b-8e3b-0dfc933c8822-11">
          <text:p text:style-name="P14"/>
        </text:section>
        <text:h text:style-name="P5" text:outline-level="3">Recursos Adicionales</text:h>
        <text:list text:style-name="L5">
          <text:list-item>
            <text:p text:style-name="P17"><text:a xlink:type="simple" xlink:href="https://www.gnu.org/software/tar/manual/" office:target-frame-name="_blank" xlink:show="new" text:style-name="Internet_20_link" text:visited-style-name="Visited_20_Internet_20_Link">GNU Tar Manual</text:a></text:p>
          </text:list-item>
          <text:list-item>
            <text:p text:style-name="P17"><text:a xlink:type="simple" xlink:href="https://en.wikipedia.org/wiki/Tar_(computing)" office:target-frame-name="_blank" xlink:show="new" text:style-name="Internet_20_link" text:visited-style-name="Visited_20_Internet_20_Link">Wikipedia - Tape Archive (tar)</text:a></text:p>
          </text:list-item>
          <text:list-item>
            <text:p text:style-name="P17"><text:a xlink:type="simple" xlink:href="https://en.wikipedia.org/wiki/Gzip" office:target-frame-name="_blank" xlink:show="new" text:style-name="Internet_20_link" text:visited-style-name="Visited_20_Internet_20_Link">Wikipedia - Gzip</text:a></text:p>
          </text:list-item>
          <text:list-item>
            <text:p text:style-name="P17"><text:a xlink:type="simple" xlink:href="https://en.wikipedia.org/wiki/Bzip2" office:target-frame-name="_blank" xlink:show="new" text:style-name="Internet_20_link" text:visited-style-name="Visited_20_Internet_20_Link">Wikipedia - Bzip2</text:a></text:p>
          </text:list-item>
          <text:list-item>
            <text:p text:style-name="P18"><text:a xlink:type="simple" xlink:href="https://en.wikipedia.org/wiki/XZ_Utils" office:target-frame-name="_blank" xlink:show="new" text:style-name="Internet_20_link" text:visited-style-name="Visited_20_Internet_20_Link">Wikipedia - XZ Utils</text:a></text:p>
          </text:list-item>
        </text:list>
      </text:section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0db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24/1523 ADMINISTRACIÓN DE SISTEMAS OPERATIVOS LINUX – <text:span text:style-name="MT1">Linux Essentials</text:span></text:p>
      </style:header>
      <style:footer>
        <text:p text:style-name="MP2"><text:bookmark-start text:name="PageNumWizard_FOOTER_Estilo de página predeterminado1"/><text:page-number text:select-page="current">1</text:page-number><text:s/>/ <text:page-count>1</text:page-count><text:bookmark-end text:name="PageNumWizard_FOOTER_Estilo de página predeterminado1"/></text:p>
      </style:footer>
      <style:footer-left>
        <text:p text:style-name="MP3"><text:bookmark-start text:name="PageNumWizard_FOOTER_Estilo de página predeterminado2"/><text:page-number text:select-page="current">2</text:page-number><text:s/>/ <text:page-count>1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9:44:50.575623264</meta:creation-date>
    <dc:date>2025-05-02T09:22:02.500150061</dc:date>
    <meta:editing-duration>PT1H38M41S</meta:editing-duration>
    <meta:editing-cycles>10</meta:editing-cycles>
    <meta:generator>LibreOffice/24.2.2.2$Linux_X86_64 LibreOffice_project/d56cc158d8a96260b836f100ef4b4ef25d6f1a01</meta:generator>
    <meta:document-statistic meta:table-count="0" meta:image-count="0" meta:object-count="0" meta:page-count="1" meta:paragraph-count="27" meta:word-count="193" meta:character-count="1219" meta:non-whitespace-character-count="1062"/>
  </office:meta>
</office:document-meta>
</file>